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999999" draw:marker-start-width="0.381cm" draw:marker-end-width="0.381cm" draw:fill="solid" draw:fill-color="#666666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381cm" draw:marker-end-width="0.381cm" draw:fill="none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cccccc" draw:marker-start-width="0.381cm" draw:marker-end-width="0.381cm" draw:fill="solid" draw:fill-color="#4c4c4c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102cm" draw:marker-start-width="0.353cm" draw:marker-end-width="0.353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width="0.102cm" draw:marker-start-width="0.353cm" draw:marker-end-width="0.353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color="#666666" draw:fill="solid" draw:fill-color="#b3b3b3" draw:textarea-horizontal-align="justify" draw:textarea-vertical-align="middle" draw:auto-grow-height="false"/>
    </style:style>
    <style:style style:name="gr8" style:family="graphic" style:parent-style-name="standard">
      <style:graphic-properties svg:stroke-width="0.152cm" draw:marker-start-width="0.428cm" draw:marker-end-width="0.428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051cm" svg:stroke-color="#4c4c4c" draw:marker-start-width="0.381cm" draw:marker-end-width="0.381cm" draw:fill="solid" draw:fill-color="#666666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02cm" fo:min-width="3.31cm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02cm" fo:min-width="2.04cm"/>
    </style:style>
    <style:style style:name="gr12" style:family="graphic" style:parent-style-name="standard">
      <style:graphic-properties svg:stroke-width="0.051cm" svg:stroke-color="#000000" draw:marker-start-width="0.381cm" draw:marker-end-width="0.381cm" draw:fill="none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standard">
      <style:graphic-properties svg:stroke-width="0.051cm" svg:stroke-color="#4c4c4c" draw:marker-start-width="0.381cm" draw:marker-end-width="0.381cm" draw:fill="solid" draw:fill-color="#b3b3b3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02cm" fo:min-width="4.58cm"/>
    </style:style>
    <style:style style:name="gr15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7.62cm" svg:x="2.541cm" svg:y="5.0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" draw:text-style-name="P1" draw:layer="layout" svg:width="10.16cm" svg:height="10.16cm" svg:x="1.271cm" svg:y="4.4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" draw:layer="layout" svg:x1="3.811cm" svg:y1="4.445cm" svg:x2="3.811cm" svg:y2="14.605cm">
            <text:p/>
          </draw:line>
          <draw:line draw:style-name="gr3" draw:text-style-name="P1" draw:layer="layout" svg:x1="6.351cm" svg:y1="4.445cm" svg:x2="6.351cm" svg:y2="14.605cm">
            <text:p/>
          </draw:line>
          <draw:line draw:style-name="gr3" draw:text-style-name="P1" draw:layer="layout" svg:x1="8.891cm" svg:y1="4.445cm" svg:x2="8.891cm" svg:y2="14.605cm">
            <text:p/>
          </draw:line>
          <draw:line draw:style-name="gr3" draw:text-style-name="P1" draw:layer="layout" svg:x1="1.271cm" svg:y1="6.985cm" svg:x2="11.431cm" svg:y2="6.985cm">
            <text:p/>
          </draw:line>
          <draw:line draw:style-name="gr3" draw:text-style-name="P1" draw:layer="layout" svg:x1="1.271cm" svg:y1="9.525cm" svg:x2="11.431cm" svg:y2="9.525cm">
            <text:p/>
          </draw:line>
          <draw:line draw:style-name="gr3" draw:text-style-name="P1" draw:layer="layout" svg:x1="1.271cm" svg:y1="12.065cm" svg:x2="11.431cm" svg:y2="12.065cm">
            <text:p/>
          </draw:line>
        </draw:g>
        <draw:line draw:style-name="gr4" draw:text-style-name="P1" draw:layer="layout" svg:x1="5.081cm" svg:y1="5.08cm" svg:x2="5.081cm" svg:y2="12.7cm">
          <text:p/>
        </draw:line>
        <draw:line draw:style-name="gr4" draw:text-style-name="P1" draw:layer="layout" svg:x1="7.621cm" svg:y1="5.08cm" svg:x2="7.621cm" svg:y2="12.7cm">
          <text:p/>
        </draw:line>
        <draw:line draw:style-name="gr4" draw:text-style-name="P1" draw:layer="layout" svg:x1="2.541cm" svg:y1="7.62cm" svg:x2="10.161cm" svg:y2="7.62cm">
          <text:p/>
        </draw:line>
        <draw:line draw:style-name="gr4" draw:text-style-name="P1" draw:layer="layout" svg:x1="2.541cm" svg:y1="10.137cm" svg:x2="10.161cm" svg:y2="10.137cm">
          <text:p/>
        </draw:line>
        <draw:custom-shape draw:style-name="gr5" draw:text-style-name="P1" draw:layer="layout" svg:width="3.81cm" svg:height="3.81cm" svg:x="6.986cm" svg:y="9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7.621cm" svg:y1="9.96cm" svg:x2="13.971cm" svg:y2="4.445cm">
          <text:p/>
        </draw:line>
        <draw:g>
          <draw:g>
            <draw:custom-shape draw:style-name="gr7" draw:text-style-name="P1" draw:layer="layout" svg:width="3.81cm" svg:height="3.81cm" svg:x="13.971cm" svg:y="4.4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8" draw:text-style-name="P1" draw:layer="layout" svg:x1="15.876cm" svg:y1="4.445cm" svg:x2="15.876cm" svg:y2="8.255cm">
              <text:p/>
            </draw:line>
          </draw:g>
          <draw:line draw:style-name="gr8" draw:text-style-name="P1" draw:layer="layout" svg:x1="13.971cm" svg:y1="7.303cm" svg:x2="17.781cm" svg:y2="7.303cm">
            <text:p/>
          </draw:line>
        </draw:g>
        <draw:g>
          <draw:custom-shape draw:style-name="gr9" draw:text-style-name="P1" draw:layer="layout" svg:width="1.27cm" svg:height="1.27cm" svg:x="12.066cm" svg:y="11.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2" draw:layer="layout" svg:width="3.81cm" svg:height="1.27cm" svg:x="13.336cm" svg:y="11.43cm">
            <draw:text-box>
              <text:p text:style-name="P2">View Block</text:p>
            </draw:text-box>
          </draw:frame>
          <draw:frame draw:style-name="gr11" draw:layer="layout" svg:width="3.81cm" svg:height="1.27cm" svg:x="13.336cm" svg:y="13.335cm">
            <draw:text-box>
              <text:p text:style-name="P2">Base Block</text:p>
            </draw:text-box>
          </draw:frame>
          <draw:custom-shape draw:style-name="gr12" draw:text-style-name="P1" draw:layer="layout" svg:width="1.27cm" svg:height="1.27cm" svg:x="12.066cm" svg:y="13.3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" draw:layer="layout" svg:width="1.27cm" svg:height="1.27cm" svg:x="12.066cm" svg:y="9.5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5.08cm" svg:height="1.27cm" svg:x="13.336cm" svg:y="9.525cm">
            <draw:text-box>
              <text:p>Sub-View Block</text:p>
            </draw:text-box>
          </draw:frame>
        </draw:g>
        <draw:line draw:style-name="gr15" draw:text-style-name="P1" draw:layer="layout" svg:x1="10.131cm" svg:y1="12.9cm" svg:x2="13.971cm" svg:y2="8.25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non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ds Kristensen</meta:initial-creator>
    <meta:creation-date>2011-01-10T11:39:35</meta:creation-date>
    <dc:date>2011-01-10T11:48:22</dc:date>
    <dc:creator>Mads Kristensen</dc:creator>
    <meta:editing-duration>PT00H08M49S</meta:editing-duration>
    <meta:editing-cycles>1</meta:editing-cycles>
    <meta:document-statistic meta:object-count="28"/>
    <meta:generator>OpenOffice.org/3.2$Unix OpenOffice.org_project/320m19$Build-9505</meta:generator>
  </office:meta>
</office:document-meta>
</file>